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dc3b00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ffffff" draw:fill="solid"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fill="solid" draw:fill-color="#ff950e" draw:textarea-vertical-align="middle"/>
    </style:style>
    <style:style style:name="gr8" style:family="graphic" style:parent-style-name="standard">
      <style:graphic-properties svg:stroke-color="#ffffff" draw:fill="solid" draw:fill-color="#ff950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55cm" fo:min-width="0cm"/>
    </style:style>
    <style:style style:name="gr10" style:family="graphic" style:parent-style-name="objectwithoutfill">
      <style:graphic-properties svg:stroke-color="#ffffff" draw:marker-end="Arrow" draw:marker-end-width="0.3cm" draw:fill="none" draw:fill-color="#322020" draw:fill-image-width="0cm" draw:fill-image-height="0cm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text-properties fo:color="#ffffff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color="#ffffff" fo:font-size="18pt"/>
    </style:style>
    <style:style style:name="P7" style:family="paragraph">
      <style:text-properties fo:font-size="20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xml:id="id1" draw:id="id1" draw:layer="layout" svg:width="9cm" svg:height="4cm" svg:x="10.2cm" svg:y="3.2cm"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9cm" svg:height="4cm" svg:x="3.2cm" svg:y="13.8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9cm" svg:height="4cm" svg:x="17.2cm" svg:y="13.8cm">
          <text:p text:style-name="P1"><text:span text:style-name="T1">VIEW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2cm" svg:y1="5.2cm" svg:x2="7.7cm" svg:y2="13.8cm" draw:start-shape="id1" draw:end-shape="id2" draw:end-glue-point="0" svg:d="m10200 5200-2500 8600">
          <text:p/>
        </draw:connector>
        <draw:connector draw:style-name="gr2" draw:text-style-name="P3" draw:layer="layout" draw:type="line" svg:x1="12.2cm" svg:y1="15.8cm" svg:x2="17.2cm" svg:y2="15.8cm" draw:start-shape="id2" draw:start-glue-point="1" draw:end-shape="id3" draw:end-glue-point="3" svg:d="m12200 15800h5000">
          <text:p/>
        </draw:connector>
        <draw:connector draw:style-name="gr2" draw:text-style-name="P1" draw:layer="layout" draw:type="line" svg:x1="21.7cm" svg:y1="13.8cm" svg:x2="19.2cm" svg:y2="5.2cm" draw:start-shape="id3" draw:start-glue-point="0" draw:end-shape="id1" draw:end-glue-point="1" svg:d="m21700 13800-2500-8600">
          <text:p/>
        </draw:connector>
        <draw:custom-shape draw:style-name="gr3" draw:text-style-name="P1" draw:layer="layout" svg:width="4.6cm" svg:height="5cm" svg:x="1.6cm" svg:y="2.8cm">
          <text:p text:style-name="P1">DATA</text:p>
          <text:p text:style-name="P1">STO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3.8cm" svg:y1="7.8cm" svg:x2="3.8cm" svg:y2="13.8cm">
          <text:p/>
        </draw:line>
        <draw:frame draw:style-name="gr4" draw:text-style-name="P4" draw:layer="layout" svg:width="3.927cm" svg:height="1.673cm" svg:x="9.201cm" svg:y="8.639cm">
          <draw:text-box>
            <text:p><text:span text:style-name="T1">Manipulates</text:span></text:p>
            <text:p><text:span text:style-name="T1">data</text:span></text:p>
          </draw:text-box>
        </draw:frame>
        <draw:frame draw:style-name="gr4" draw:text-style-name="P4" draw:layer="layout" svg:width="4.773cm" svg:height="0.962cm" svg:x="20.679cm" svg:y="9.1cm">
          <draw:text-box>
            <text:p><text:span text:style-name="T1">Fires UI events</text:span></text:p>
          </draw:text-box>
        </draw:frame>
        <draw:frame draw:style-name="gr4" draw:text-style-name="P4" draw:layer="layout" svg:width="2.868cm" svg:height="0.962cm" svg:x="13.073cm" svg:y="14.2cm">
          <draw:text-box>
            <text:p><text:span text:style-name="T1">Updat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6" xml:id="id4" draw:id="id4" draw:layer="layout" svg:width="9cm" svg:height="4cm" svg:x="10.2cm" svg:y="3.2cm">
          <text:p text:style-name="P5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5" draw:id="id5" draw:layer="layout" svg:width="9cm" svg:height="7.4cm" svg:x="3.2cm" svg:y="12cm">
          <text:p text:style-name="P5"><text:span text:style-name="T1">STORE</text:span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6" xml:id="id6" draw:id="id6" draw:layer="layout" svg:width="9cm" svg:height="4cm" svg:x="17.2cm" svg:y="13.8cm">
          <text:p text:style-name="P5"><text:span text:style-name="T1">VIEW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2cm" svg:y1="5.2cm" svg:x2="7.7cm" svg:y2="12cm" draw:start-shape="id4" draw:end-shape="id5" draw:end-glue-point="0" svg:d="m10200 5200-2500 6800">
          <text:p/>
        </draw:connector>
        <draw:connector draw:style-name="gr2" draw:text-style-name="P3" draw:layer="layout" draw:type="line" svg:x1="12.2cm" svg:y1="15.7cm" svg:x2="17.2cm" svg:y2="15.8cm" draw:start-shape="id5" draw:start-glue-point="1" draw:end-shape="id6" draw:end-glue-point="3" svg:d="m12200 15700 5000 100">
          <text:p/>
        </draw:connector>
        <draw:connector draw:style-name="gr2" draw:text-style-name="P1" draw:layer="layout" draw:type="line" svg:x1="21.7cm" svg:y1="13.8cm" svg:x2="19.2cm" svg:y2="5.2cm" draw:start-shape="id6" draw:start-glue-point="0" draw:end-shape="id4" draw:end-glue-point="1" svg:d="m21700 13800-2500-8600">
          <text:p/>
        </draw:connector>
        <draw:custom-shape draw:style-name="gr6" draw:text-style-name="P5" draw:layer="layout" svg:width="4.6cm" svg:height="5cm" svg:x="1.6cm" svg:y="1.6cm">
          <text:p text:style-name="P5">DATA</text:p>
          <text:p text:style-name="P5">STO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3.8cm" svg:y1="6.6cm" svg:x2="3.8cm" svg:y2="12cm">
          <text:p/>
        </draw:line>
        <draw:custom-shape draw:style-name="gr6" draw:text-style-name="P5" draw:layer="layout" svg:width="3.6cm" svg:height="3.6cm" svg:x="2cm" svg:y="7.4cm">
          <text:p text:style-name="P5">PROX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" draw:layer="layout" svg:width="4.8cm" svg:height="2.8cm" svg:x="5.7cm" svg:y="14.3cm">
          <text:p/>
        </draw:rect>
        <draw:rect draw:style-name="gr7" draw:text-style-name="P1" draw:layer="layout" svg:width="4.8cm" svg:height="2.8cm" svg:x="5.299cm" svg:y="14.799cm">
          <text:p/>
        </draw:rect>
        <draw:rect draw:style-name="gr7" draw:text-style-name="P1" draw:layer="layout" svg:width="4.8cm" svg:height="2.8cm" svg:x="4.898cm" svg:y="15.198cm">
          <text:p/>
        </draw:rect>
        <draw:rect draw:style-name="gr8" draw:text-style-name="P5" draw:layer="layout" svg:width="4.8cm" svg:height="2.8cm" svg:x="4.497cm" svg:y="15.697cm">
          <text:p text:style-name="P5">MODEL</text:p>
        </draw:rect>
        <draw:frame draw:style-name="gr4" draw:text-style-name="P4" draw:layer="layout" svg:width="4.773cm" svg:height="0.962cm" svg:x="20.678cm" svg:y="9.1cm">
          <draw:text-box>
            <text:p><text:span text:style-name="T1">Fires UI events</text:span></text:p>
          </draw:text-box>
        </draw:frame>
        <draw:frame draw:style-name="gr4" draw:text-style-name="P4" draw:layer="layout" svg:width="3.927cm" svg:height="1.673cm" svg:x="9.2cm" svg:y="8.638cm">
          <draw:text-box>
            <text:p><text:span text:style-name="T1">Manipulates</text:span></text:p>
            <text:p><text:span text:style-name="T1">data</text:span></text:p>
          </draw:text-box>
        </draw:frame>
        <draw:frame draw:style-name="gr4" draw:text-style-name="P4" draw:layer="layout" svg:width="2.868cm" svg:height="0.962cm" svg:x="13.073cm" svg:y="14.2cm">
          <draw:text-box>
            <text:p><text:span text:style-name="T1">Update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6" xml:id="id7" draw:id="id7" draw:layer="layout" svg:width="9cm" svg:height="4cm" svg:x="10.2cm" svg:y="3.2cm">
          <text:p text:style-name="P5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8" draw:id="id8" draw:layer="layout" svg:width="9cm" svg:height="7.4cm" svg:x="3.2cm" svg:y="12cm">
          <text:p text:style-name="P5"><text:span text:style-name="T1">STORE</text:span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6" xml:id="id9" draw:id="id9" draw:layer="layout" svg:width="9cm" svg:height="4cm" svg:x="17.2cm" svg:y="13.8cm">
          <text:p text:style-name="P5"><text:span text:style-name="T1">VIEW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2cm" svg:y1="5.2cm" svg:x2="7.7cm" svg:y2="12cm" draw:start-shape="id7" draw:end-shape="id8" draw:end-glue-point="0" svg:d="m10200 5200-2500 6800">
          <text:p/>
        </draw:connector>
        <draw:connector draw:style-name="gr2" draw:text-style-name="P3" draw:layer="layout" draw:type="line" svg:x1="12.2cm" svg:y1="15.7cm" svg:x2="17.2cm" svg:y2="15.8cm" draw:start-shape="id8" draw:start-glue-point="1" draw:end-shape="id9" draw:end-glue-point="3" svg:d="m12200 15700 5000 100">
          <text:p/>
        </draw:connector>
        <draw:connector draw:style-name="gr2" draw:text-style-name="P1" draw:layer="layout" draw:type="line" svg:x1="21.7cm" svg:y1="13.8cm" svg:x2="19.2cm" svg:y2="5.2cm" draw:start-shape="id9" draw:start-glue-point="0" draw:end-shape="id7" draw:end-glue-point="1" svg:d="m21700 13800-2500-8600">
          <text:p/>
        </draw:connector>
        <draw:custom-shape draw:style-name="gr6" draw:text-style-name="P5" draw:layer="layout" svg:width="4.6cm" svg:height="5cm" svg:x="1.6cm" svg:y="1.6cm">
          <text:p text:style-name="P5">DATA</text:p>
          <text:p text:style-name="P5">STO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3.8cm" svg:y1="6.6cm" svg:x2="3.8cm" svg:y2="12cm">
          <text:p/>
        </draw:line>
        <draw:custom-shape draw:style-name="gr6" draw:text-style-name="P5" draw:layer="layout" svg:width="3.6cm" svg:height="3.6cm" svg:x="2cm" svg:y="7.4cm">
          <text:p text:style-name="P5">PROX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" draw:layer="layout" svg:width="4.8cm" svg:height="2.8cm" svg:x="5.7cm" svg:y="14.3cm">
          <text:p/>
        </draw:rect>
        <draw:rect draw:style-name="gr7" draw:text-style-name="P1" draw:layer="layout" svg:width="4.8cm" svg:height="2.8cm" svg:x="5.299cm" svg:y="14.799cm">
          <text:p/>
        </draw:rect>
        <draw:rect draw:style-name="gr7" draw:text-style-name="P1" draw:layer="layout" svg:width="4.8cm" svg:height="2.8cm" svg:x="4.898cm" svg:y="15.198cm">
          <text:p/>
        </draw:rect>
        <draw:rect draw:style-name="gr8" draw:text-style-name="P5" draw:layer="layout" svg:width="4.8cm" svg:height="2.8cm" svg:x="4.497cm" svg:y="15.697cm">
          <text:p text:style-name="P5">MODEL</text:p>
        </draw:rect>
        <draw:frame draw:style-name="gr4" draw:text-style-name="P4" draw:layer="layout" svg:width="7.28cm" svg:height="2.384cm" svg:x="19.8cm" svg:y="6.527cm">
          <draw:text-box>
            <text:p><text:span text:style-name="T1">User enters a new note</text:span></text:p>
            <text:p><text:span text:style-name="T1"><text:s/></text:span><text:span text:style-name="T1">and hits “add”, this fires</text:span></text:p>
            <text:p><text:span text:style-name="T1"><text:s text:c="3"/></text:span><text:span text:style-name="T1">an event</text:span></text:p>
          </draw:text-box>
        </draw:frame>
        <draw:frame draw:style-name="gr4" draw:text-style-name="P4" draw:layer="layout" svg:width="8.795cm" svg:height="1.673cm" svg:x="8.9cm" svg:y="8.438cm">
          <draw:text-box>
            <text:p><text:span text:style-name="T1">Adds the new note (a model).</text:span></text:p>
            <text:p><text:span text:style-name="T1">Calls a sync command.</text:span></text:p>
          </draw:text-box>
        </draw:frame>
        <draw:frame draw:style-name="gr9" draw:text-style-name="P4" draw:layer="layout" svg:width="4.701cm" svg:height="2.384cm" svg:x="12.209cm" svg:y="13.1cm">
          <draw:text-box>
            <text:p><text:span text:style-name="T1">Adds new note</text:span></text:p>
            <text:p><text:span text:style-name="T1">to view via </text:span></text:p>
            <text:p><text:span text:style-name="T1">data binding</text:span></text:p>
          </draw:text-box>
        </draw:frame>
        <draw:line draw:style-name="gr10" draw:text-style-name="P1" draw:layer="layout" svg:x1="17.2cm" svg:y1="7.2cm" svg:x2="19.2cm" svg:y2="13.8cm">
          <text:p/>
        </draw:line>
        <draw:frame draw:style-name="gr4" draw:text-style-name="P4" draw:layer="layout" svg:width="2.902cm" svg:height="2.384cm" svg:x="18.2cm" svg:y="9.8cm">
          <draw:text-box>
            <text:p><text:span text:style-name="T1">Refresh </text:span></text:p>
            <text:p><text:span text:style-name="T1"><text:s/></text:span><text:span text:style-name="T1">form </text:span></text:p>
            <text:p><text:span text:style-name="T1"><text:s text:c="2"/></text:span><text:span text:style-name="T1">field</text:span></text:p>
          </draw:text-box>
        </draw:frame>
        <draw:frame draw:style-name="gr4" draw:text-style-name="P4" draw:layer="layout" svg:width="3.186cm" svg:height="2.384cm" svg:x="5.6cm" svg:y="6.639cm">
          <draw:text-box>
            <text:p><text:span text:style-name="T1">On sync, </text:span></text:p>
            <text:p><text:span text:style-name="T1">updates </text:span></text:p>
            <text:p><text:span text:style-name="T1">storag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color="#808080" draw:fill="solid" draw:fill-color="#322020" draw:fill-image-width="0cm" draw:fill-image-height="0cm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29.2cm" svg:height="22.2cm" svg:x="-0.6cm" svg:y="-0.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5T23:14:25</meta:creation-date>
    <dc:date>2013-03-16T14:54:34</dc:date>
    <meta:editing-duration>PT15H22M53S</meta:editing-duration>
    <meta:editing-cycles>11</meta:editing-cycles>
    <meta:generator>OpenOffice.org/3.4.1$Unix OpenOffice.org_project/341m1$Build-9593</meta:generator>
    <meta:document-statistic meta:object-count="74"/>
  </office:meta>
</office:document-meta>
</file>